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Text_20_body">
      <style:text-properties officeooo:paragraph-rsid="003ae6e6"/>
    </style:style>
    <style:style style:name="P2" style:family="paragraph" style:parent-style-name="Heading_20_1" style:list-style-name="">
      <style:text-properties officeooo:rsid="002c36df" officeooo:paragraph-rsid="002c36df"/>
    </style:style>
    <style:style style:name="P3" style:family="paragraph" style:parent-style-name="Text_20_body">
      <style:text-properties officeooo:paragraph-rsid="003ec3a5"/>
    </style:style>
    <style:style style:name="P4" style:family="paragraph" style:parent-style-name="Text_20_body">
      <style:text-properties officeooo:paragraph-rsid="004086c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4d29" style:font-weight-asian="normal" style:font-weight-complex="normal"/>
    </style:style>
    <style:style style:name="T3" style:family="text">
      <style:text-properties fo:font-weight="normal" officeooo:rsid="003a9cba" style:font-weight-asian="normal" style:font-weight-complex="normal"/>
    </style:style>
    <style:style style:name="T4" style:family="text">
      <style:text-properties fo:font-weight="normal" officeooo:rsid="003d6e96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ae6e6" style:font-style-asian="normal" style:font-style-complex="normal"/>
    </style:style>
    <style:style style:name="T7" style:family="text">
      <style:text-properties fo:font-style="normal" officeooo:rsid="003ec3a5" style:font-style-asian="normal" style:font-style-complex="normal"/>
    </style:style>
    <style:style style:name="T8" style:family="text">
      <style:text-properties fo:font-style="normal" officeooo:rsid="004086c0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3ec3a5" style:font-style-asian="normal" style:font-weight-asian="bold" style:font-style-complex="normal" style:font-weight-complex="bold"/>
    </style:style>
    <style:style style:name="T11" style:family="text">
      <style:text-properties fo:color="#ed4c05" loext:opacity="100%" fo:font-style="normal" officeooo:rsid="003ec3a5" style:font-style-asian="normal" style:font-style-complex="normal"/>
    </style:style>
    <style:style style:name="T12" style:family="text">
      <style:text-properties fo:color="#ed4c05" loext:opacity="100%" fo:font-style="normal" fo:font-weight="bold" officeooo:rsid="003ec3a5" style:font-style-asian="normal" style:font-weight-asian="bold" style:font-style-complex="normal" style:font-weight-complex="bold"/>
    </style:style>
    <style:style style:name="T13" style:family="text">
      <style:text-properties fo:color="#ed4c05" loext:opacity="100%" fo:font-style="normal" fo:font-weight="bold" officeooo:rsid="004086c0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2" text:outline-level="1"><text:span text:style-name="T2">L</text:span><text:span text:style-name="T1">es </text:span><text:span text:style-name="T4">modaux</text:span></text:h>
      <text:h text:style-name="Heading_20_2" text:outline-level="2"><text:span text:style-name="Emphasis"><text:span text:style-name="T5">Règles générales</text:span></text:span></text:h>
      <text:p text:style-name="Text_20_body"><text:span text:style-name="Emphasis"><text:span text:style-name="T5">Tous les modaux suivent les règles de conjugaison suivantes :</text:span></text:span></text:p>
      <text:p text:style-name="Text_20_body"><text:span text:style-name="Emphasis"><text:span text:style-name="T5">- Ils ne se conjuguent qu'à un seul temps.</text:span></text:span></text:p>
      <text:p text:style-name="Text_20_body"><text:span text:style-name="Emphasis"><text:span text:style-name="T5">- Ils sont eux-mêmes auxiliaires, et ne sont donc jamais employés avec un autre auxiliaire (sauf </text:span></text:span><text:span text:style-name="Emphasis"><text:span text:style-name="T7">cas particuliers</text:span></text:span><text:span text:style-name="Emphasis"><text:span text:style-name="T5">).</text:span></text:span></text:p>
      <text:p text:style-name="Text_20_body"><text:span text:style-name="Emphasis"><text:span text:style-name="T5">- Ils ont la même forme à toutes les personnes.</text:span></text:span></text:p>
      <text:h text:style-name="Heading_20_2" text:outline-level="2"><text:span text:style-name="Emphasis"><text:span text:style-name="T5">Construction</text:span></text:span></text:h>
      <text:p text:style-name="Text_20_body"><text:span text:style-name="Emphasis"><text:span text:style-name="T5">Les modaux ne peuvent être suivis que :</text:span></text:span></text:p>
      <text:p text:style-name="Text_20_body"><text:span text:style-name="Emphasis"><text:span text:style-name="T5">- D'une base verbale d'un verbe lexical</text:span></text:span></text:p>
      <text:p text:style-name="Text_20_body"><text:span text:style-name="Emphasis"><text:span text:style-name="T5">- De be ou have been (éventuellement suivi d'une base verbale + -ing ou d'un participe passé)</text:span></text:span></text:p>
      <text:p text:style-name="Text_20_body"><text:span text:style-name="Emphasis"><text:span text:style-name="T5">- De have + participe passé</text:span></text:span></text:p>
      <text:p text:style-name="P3"><text:span text:style-name="Emphasis"><text:span text:style-name="T7">Voir </text:span></text:span><text:span text:style-name="Emphasis"><text:span text:style-name="T12">A1</text:span></text:span><text:span text:style-name="Emphasis"><text:span text:style-name="T7"> pour les formes des modaux</text:span></text:span></text:p>
      <text:h text:style-name="Heading_20_2" text:outline-level="2"><text:span text:style-name="Emphasis"><text:span text:style-name="T8">V</text:span></text:span><text:span text:style-name="Emphasis"><text:span text:style-name="T5">aleurs des modaux et équivalents</text:span></text:span></text:h>
      <text:p text:style-name="P4"><text:span text:style-name="Emphasis"><text:span text:style-name="T7">Voir </text:span></text:span><text:span text:style-name="Emphasis"><text:span text:style-name="T12">A</text:span></text:span><text:span text:style-name="Emphasis"><text:span text:style-name="T13">2</text:span></text:span><text:span text:style-name="Emphasis"><text:span text:style-name="T7"> pour le </text:span></text:span><text:span text:style-name="Emphasis"><text:span text:style-name="T8">tableau récapitulatif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6H8M42S</meta:editing-duration>
    <meta:editing-cycles>31</meta:editing-cycles>
    <meta:generator>LibreOffice/7.3.4.2$Linux_X86_64 LibreOffice_project/30$Build-2</meta:generator>
    <dc:title>TST</dc:title>
    <dc:date>2022-08-02T21:08:12.892068094</dc:date>
    <meta:document-statistic meta:table-count="0" meta:image-count="0" meta:object-count="0" meta:page-count="1" meta:paragraph-count="14" meta:word-count="108" meta:character-count="605" meta:non-whitespace-character-count="511"/>
    <meta:template xlink:type="simple" xlink:actuate="onRequest" xlink:title="TST" xlink:href="../../../../../.config/libreoffice/4/user/template/TST.ott" meta:date="2022-07-24T14:18:57.807227489"/>
  </office:meta>
</office:document-meta>
</file>